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97cm" table:align="left"/>
    </style:style>
    <style:style style:name="Table1.A" style:family="table-column">
      <style:table-column-properties style:column-width="0.192cm"/>
    </style:style>
    <style:style style:name="Table1.B" style:family="table-column">
      <style:table-column-properties style:column-width="13.20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6356" officeooo:paragraph-rsid="000c63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04d2" officeooo:paragraph-rsid="000d114a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c6356" officeooo:paragraph-rsid="000c6356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14d695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paragraph-rsid="001902e1"/>
    </style:style>
    <style:style style:name="P6" style:family="paragraph" style:parent-style-name="Text_20_body">
      <style:paragraph-properties fo:text-align="start" style:justify-single-word="false"/>
      <style:text-properties style:font-name="TlwgMono" officeooo:paragraph-rsid="0014d695"/>
    </style:style>
    <style:style style:name="P7" style:family="paragraph" style:parent-style-name="Text_20_body">
      <style:paragraph-properties fo:text-align="justify" style:justify-single-word="false"/>
      <style:text-properties officeooo:paragraph-rsid="000c6356"/>
    </style:style>
    <style:style style:name="P8" style:family="paragraph" style:parent-style-name="Text_20_body">
      <style:paragraph-properties fo:text-align="justify" style:justify-single-word="false"/>
      <style:text-properties officeooo:paragraph-rsid="0014d695"/>
    </style:style>
    <style:style style:name="P9" style:family="paragraph" style:parent-style-name="Text_20_body">
      <style:paragraph-properties fo:text-align="justify" style:justify-single-word="false"/>
      <style:text-properties officeooo:paragraph-rsid="0016091d"/>
    </style:style>
    <style:style style:name="P10" style:family="paragraph" style:parent-style-name="Text_20_body">
      <style:paragraph-properties fo:text-align="justify" style:justify-single-word="false"/>
      <style:text-properties officeooo:paragraph-rsid="0017e61c"/>
    </style:style>
    <style:style style:name="P11" style:family="paragraph" style:parent-style-name="Text_20_body">
      <style:paragraph-properties fo:text-align="justify" style:justify-single-word="false"/>
      <style:text-properties officeooo:paragraph-rsid="0018e9e6"/>
    </style:style>
    <style:style style:name="P12" style:family="paragraph" style:parent-style-name="Text_20_body">
      <style:text-properties officeooo:rsid="0018e9e6" officeooo:paragraph-rsid="0018e9e6"/>
    </style:style>
    <style:style style:name="P13" style:family="paragraph" style:parent-style-name="Text_20_body">
      <style:text-properties officeooo:paragraph-rsid="0018e9e6"/>
    </style:style>
    <style:style style:name="P14" style:family="paragraph" style:parent-style-name="Text_20_body">
      <style:paragraph-properties fo:text-align="start" style:justify-single-word="false"/>
      <style:text-properties style:font-name="Times New Roman" officeooo:rsid="001902e1" officeooo:paragraph-rsid="001902e1"/>
    </style:style>
    <style:style style:name="P15" style:family="paragraph" style:parent-style-name="Text_20_body">
      <style:paragraph-properties fo:text-align="start" style:justify-single-word="false"/>
      <style:text-properties style:font-name="Times New Roman" officeooo:rsid="0019625a" officeooo:paragraph-rsid="0019625a"/>
    </style:style>
    <style:style style:name="P16" style:family="paragraph" style:parent-style-name="Text_20_body">
      <style:paragraph-properties fo:text-align="start" style:justify-single-word="false"/>
      <style:text-properties style:font-name="Liberation Mono" fo:font-size="10pt" officeooo:rsid="0019625a" officeooo:paragraph-rsid="0019625a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officeooo:rsid="0018e9e6" officeooo:paragraph-rsid="0018e9e6"/>
    </style:style>
    <style:style style:name="P18" style:family="paragraph" style:parent-style-name="Table_20_Contents">
      <style:paragraph-properties fo:margin-top="0cm" fo:margin-bottom="0.499cm" loext:contextual-spacing="false" fo:text-align="justify" style:justify-single-word="false"/>
      <style:text-properties officeooo:paragraph-rsid="0018e9e6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Table_20_Contents">
      <style:paragraph-properties fo:margin-left="-2.6cm" fo:margin-right="0cm" fo:margin-top="0cm" fo:margin-bottom="0.499cm" loext:contextual-spacing="false" fo:text-align="start" style:justify-single-word="false" fo:text-indent="0cm" style:auto-text-indent="false" text:number-lines="false" text:line-number="0"/>
      <style:text-properties officeooo:paragraph-rsid="0018e9e6"/>
    </style:style>
    <style:style style:name="P21" style:family="paragraph" style:parent-style-name="Heading_20_1">
      <style:paragraph-properties fo:text-align="center" style:justify-single-word="false"/>
      <style:text-properties fo:font-weight="bold" officeooo:rsid="000c6356" officeooo:paragraph-rsid="000c6356" style:font-weight-asian="bold" style:font-weight-complex="bold"/>
    </style:style>
    <style:style style:name="P22" style:family="paragraph" style:parent-style-name="Preformatted_20_Text">
      <style:paragraph-properties fo:text-align="start" style:justify-single-word="false"/>
      <style:text-properties officeooo:paragraph-rsid="001902e1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14d695" officeooo:paragraph-rsid="0014d695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Times New Roman" officeooo:rsid="001902e1" officeooo:paragraph-rsid="001902e1"/>
    </style:style>
    <style:style style:name="P25" style:family="paragraph" style:parent-style-name="Text_20_body">
      <style:paragraph-properties fo:text-align="start" style:justify-single-word="false"/>
      <style:text-properties officeooo:rsid="0019625a" officeooo:paragraph-rsid="001b59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d695" style:font-weight-asian="bold" style:font-weight-complex="bold"/>
    </style:style>
    <style:style style:name="T3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color="#000000" fo:font-size="16pt" style:text-underline-style="solid" style:text-underline-width="auto" style:text-underline-color="font-color" officeooo:rsid="00131924" style:font-size-asian="16pt" style:font-size-complex="16pt"/>
    </style:style>
    <style:style style:name="T5" style:family="text">
      <style:text-properties fo:color="#000000" fo:font-size="16pt" style:text-underline-style="none" fo:font-weight="bold" officeooo:rsid="00131924" style:font-size-asian="16pt" style:font-weight-asian="bold" style:font-size-complex="16pt" style:font-weight-complex="bold"/>
    </style:style>
    <style:style style:name="T6" style:family="text">
      <style:text-properties fo:font-weight="normal" officeooo:rsid="0014d695" style:font-weight-asian="normal" style:font-weight-complex="normal"/>
    </style:style>
    <style:style style:name="T7" style:family="text">
      <style:text-properties fo:font-weight="normal" officeooo:rsid="0016091d" style:font-weight-asian="normal" style:font-weight-complex="normal"/>
    </style:style>
    <style:style style:name="T8" style:family="text">
      <style:text-properties officeooo:rsid="0014d695"/>
    </style:style>
    <style:style style:name="T9" style:family="text">
      <style:text-properties officeooo:rsid="0016091d"/>
    </style:style>
    <style:style style:name="T10" style:family="text">
      <style:text-properties style:font-name="TlwgMono"/>
    </style:style>
    <style:style style:name="T11" style:family="text">
      <style:text-properties style:font-name="TlwgMono" fo:font-weight="normal" officeooo:rsid="0017e61c" style:font-weight-asian="normal" style:font-weight-complex="normal"/>
    </style:style>
    <style:style style:name="T12" style:family="text">
      <style:text-properties style:font-name="TlwgMono" officeooo:rsid="0018e9e6"/>
    </style:style>
    <style:style style:name="T13" style:family="text">
      <style:text-properties style:font-name="TlwgMono" officeooo:rsid="0019625a"/>
    </style:style>
    <style:style style:name="T14" style:family="text">
      <style:text-properties style:font-name="TlwgMono" officeooo:rsid="001902e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bold" officeooo:rsid="0016091d" style:font-weight-asian="bold" style:font-weight-complex="bold"/>
    </style:style>
    <style:style style:name="T17" style:family="text">
      <style:text-properties style:font-name="Times New Roman" fo:font-weight="bold" officeooo:rsid="0017e61c" style:font-weight-asian="bold" style:font-weight-complex="bold"/>
    </style:style>
    <style:style style:name="T18" style:family="text">
      <style:text-properties style:font-name="Times New Roman" fo:font-weight="normal" officeooo:rsid="0016091d" style:font-weight-asian="normal" style:font-weight-complex="normal"/>
    </style:style>
    <style:style style:name="T19" style:family="text">
      <style:text-properties style:font-name="Times New Roman" fo:font-weight="normal" officeooo:rsid="0017e61c" style:font-weight-asian="normal" style:font-weight-complex="normal"/>
    </style:style>
    <style:style style:name="T20" style:family="text">
      <style:text-properties style:font-name="Times New Roman" fo:font-weight="normal" officeooo:rsid="0018e9e6" style:font-weight-asian="normal" style:font-weight-complex="normal"/>
    </style:style>
    <style:style style:name="T21" style:family="text">
      <style:text-properties style:font-name="Times New Roman" officeooo:rsid="001902e1"/>
    </style:style>
    <style:style style:name="T22" style:family="text">
      <style:text-properties style:font-name="Times New Roman" officeooo:rsid="001b5904"/>
    </style:style>
    <style:style style:name="T23" style:family="text">
      <style:text-properties officeooo:rsid="0017e61c"/>
    </style:style>
    <style:style style:name="T24" style:family="text">
      <style:text-properties officeooo:rsid="0018e9e6"/>
    </style:style>
    <style:style style:name="T25" style:family="text">
      <style:text-properties fo:color="#ff3333" officeooo:rsid="0018e9e6"/>
    </style:style>
    <style:style style:name="T26" style:family="text">
      <style:text-properties fo:color="#ff3333" style:font-name="Times New Roman" fo:font-weight="normal" officeooo:rsid="0018e9e6" style:font-weight-asian="normal" style:font-weight-complex="normal"/>
    </style:style>
    <style:style style:name="T27" style:family="text">
      <style:text-properties officeooo:rsid="001902e1"/>
    </style:style>
    <style:style style:name="T28" style:family="text">
      <style:text-properties officeooo:rsid="001962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3"><text:s/></text:span><text:span text:style-name="T4">A Guide to Ropsten Testnet Setup</text:span></text:h>
      <text:p text:style-name="P3"/>
      <text:p text:style-name="P7">The <text:s/>public testnet <text:span text:style-name="Strong_20_Emphasis">Ropsten</text:span> <text:span text:style-name="T8">with networkid 3 </text:span><text:s/>is useful during later stage <text:span text:style-name="T8">of </text:span>contract development. <text:span text:style-name="T2">Geth </text:span><text:span text:style-name="T6">is one of the Ethereum client u</text:span>seful for connecting to testnets.<text:span text:style-name="T23">This document deals with the tips <text:s/>how </text:span>to sync your client <text:span text:style-name="T24">with Testnet </text:span>more quickly.</text:p>
      <text:p text:style-name="P7"/>
      <text:p text:style-name="P8"><text:s text:c="9"/><text:span text:style-name="T8">I am talking about the setup on the basis of Geth version <text:s/></text:span><text:span text:style-name="T2">1.6.5. </text:span></text:p>
      <text:p text:style-name="P23">Step 1:</text:p>
      <text:p text:style-name="P8"><text:span text:style-name="T2"><text:tab/></text:span><text:span text:style-name="T6">Download the </text:span><text:span text:style-name="T7">genesis file for ROPSTEN-Revival.Then </text:span>initialises a new genesis block and <text:tab/>definition for the <text:span text:style-name="T9">ROPSTEN </text:span>network.</text:p>
      <text:p text:style-name="P8"><text:s text:c="3"/></text:p>
      <text:p text:style-name="P8"><text:s text:c="18"/><text:span text:style-name="T10"><text:s text:c="2"/></text:span><text:span text:style-name="Source_20_Text"><text:span text:style-name="T10">geth --datadir /path/to/testnet/data init genesis.json</text:span></text:span></text:p>
      <text:p text:style-name="P9"><text:span text:style-name="Source_20_Text"><text:span text:style-name="T16">Step 2:</text:span></text:span></text:p>
      <text:p text:style-name="P9"><text:span text:style-name="Source_20_Text"><text:span text:style-name="T16"><text:s text:c="8"/></text:span></text:span><text:span text:style-name="Source_20_Text"><text:span text:style-name="T18"><text:s/></text:span></text:span><text:span text:style-name="Source_20_Text"><text:span text:style-name="T19">The next step is blocks downloading.We can sync to Blockchain in two syncmodes.</text:span></text:span></text:p>
      <text:p text:style-name="P9"><text:span text:style-name="Source_20_Text"><text:span text:style-name="T19"><text:s text:c="9"/>1)Normal syncing</text:span></text:span></text:p>
      <text:p text:style-name="P10"><text:span text:style-name="Source_20_Text"><text:span text:style-name="T19"><text:s text:c="9"/>2)Fast Syncing using </text:span></text:span><text:span text:style-name="Source_20_Text"><text:span text:style-name="T11">--fast</text:span></text:span><text:span text:style-name="Source_20_Text"><text:span text:style-name="T19"> </text:span></text:span><text:span text:style-name="Source_20_Text"><text:span text:style-name="T20">flag</text:span></text:span><text:span text:style-name="Source_20_Text"><text:span text:style-name="T19"> <text:s text:c="10"/>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T10"><text:s text:c="18"/></text:span><text:span text:style-name="Source_20_Text"><text:span text:style-name="T10">--fast </text:span></text:span><text:span text:style-name="Source_20_Text"><text:span text:style-name="T20">flag</text:span></text:span> is <text:s/>associated with a fast sync.</text:p>
            <text:p text:style-name="P18"/>
            <text:p text:style-name="P20"><text:span text:style-name="T24"><text:s text:c="25"/></text:span><text:span text:style-name="T25">From the Homestad Guide:</text:span></text:p>
          </table:table-cell>
        </table:table-row>
      </table:table>
      <text:p text:style-name="P9"><text:span text:style-name="Source_20_Text"><text:span text:style-name="T19"><text:s text:c="10"/></text:span></text:span><text:span text:style-name="Source_20_Text"><text:span text:style-name="T17"><text:s text:c="2"/></text:span></text:span><text:span text:style-name="T1">--fast</text:span></text:p>
      <text:p text:style-name="Text_20_body">This flag enables fast syncing through state downloads rather than downloading the full block data. This will also reduce the size of your blockchain dramatically. NOTE: --fast can only be run if you are syncing your blockchain from scratch and only the first time you download the blockchain for security reasons. </text:p>
      <text:p text:style-name="Text_20_body"/>
      <text:p text:style-name="P13"><text:span text:style-name="T24">Another flag that can be used along with </text:span><text:span text:style-name="Source_20_Text"><text:span text:style-name="T12">--fast </text:span></text:span><text:span text:style-name="T24"><text:s/></text:span>to sync your client more quickly <text:span text:style-name="T24">is </text:span><text:span text:style-name="Source_20_Text"><text:span text:style-name="T12">--cache</text:span></text:span>.</text:p>
      <text:p text:style-name="P9"/>
      <text:p text:style-name="P11"><text:span text:style-name="Source_20_Text"><text:span text:style-name="T19"><text:s text:c="2"/></text:span></text:span><text:span text:style-name="Source_20_Text"><text:span text:style-name="T26">From the Homestad Guide:</text:span></text:span></text:p>
      <text:p text:style-name="P4"><text:span text:style-name="T10"><text:s text:c="6"/></text:span>--cache=1024</text:p>
      <text:p text:style-name="Text_20_body"><text:s/>Megabytes of memory allocated to internal caching (min 16MB / database forced). Default is 16MB, so increasing this to 256, 512, 1024 (1GB), or 2048 (2GB) depending on how much RAM <text:soft-page-break/>your computer has should make a difference.</text:p>
      <text:p text:style-name="Text_20_body"/>
      <text:p text:style-name="P12">Let the command be like this:-</text:p>
      <text:p text:style-name="P12"/>
      <text:p text:style-name="P13"><text:span text:style-name="T24"><text:s text:c="12"/></text:span><text:span text:style-name="T12"><text:s text:c="2"/></text:span><text:span text:style-name="Source_20_Text"><text:span text:style-name="T10">geth --datadir /path/to/testnet/data --networkid</text:span></text:span><text:span text:style-name="Source_20_Text"><text:span text:style-name="T12">=</text:span></text:span><text:span text:style-name="Source_20_Text"><text:span text:style-name="T10">3 –-</text:span></text:span><text:span text:style-name="Source_20_Text"><text:span text:style-name="T12">syncmode=fast –-cache=1024 </text:span></text:span><text:span text:style-name="Source_20_Text"><text:span text:style-name="T10">console</text:span></text:span></text:p>
      <text:p text:style-name="P6"/>
      <text:p text:style-name="P14">Points to be noted(Problems you will face during setup):-</text:p>
      <text:p text:style-name="P5"><text:span text:style-name="T21">1)</text:span> <text:s/><text:span text:style-name="T27">If you verify your console during syncing process,you can note the Loaded most recent local full block as '0'.</text:span></text:p>
      <text:p text:style-name="P5"/>
      <text:p text:style-name="P22"><text:span text:style-name="Source_20_Text"><text:s text:c="3"/>INFO [06-15|15:54:56] Loaded most recent local header <text:s text:c="9"/>number=1121759 hash=bdf4d6…ebcdec td=747686182747507</text:span></text:p>
      <text:p text:style-name="P22"><text:span text:style-name="Source_20_Text"/></text:p>
      <text:p text:style-name="Preformatted_20_Text"><text:span text:style-name="Source_20_Text"><text:s text:c="3"/>INFO [06-15|15:54:56] Loaded most recent local full block <text:s text:c="5"/>number=0 hash=419410…ca4a2d td=1048576</text:span></text:p>
      <text:p text:style-name="Preformatted_20_Text"><text:span text:style-name="Source_20_Text"/></text:p>
      <text:p text:style-name="P19"><text:span text:style-name="Source_20_Text"><text:s text:c="3"/>INFO [06-15|15:54:56] Loaded most recent local fast block <text:s text:c="5"/>number=1121676 hash=80f4d5…3ed841 td=747645006524095</text:span></text:p>
      <text:p text:style-name="P5"><text:s text:c="7"/></text:p>
      <text:p text:style-name="P14">If you try to check the blocknumber using the command <text:span text:style-name="T10">eth.blockNum</text:span><text:span text:style-name="T13">ber </text:span><text:span text:style-name="T28">it will return 0.</text:span></text:p>
      <text:p text:style-name="P15">After the completion of block synchronisation you can find the difference.</text:p>
      <text:p text:style-name="P15"/>
      <text:p text:style-name="P16">INFO [06-16|11:00:58] Loaded most recent local header <text:s text:c="9"/>number=1126948 hash=4ae28e…360ad2 td=750432339366550 </text:p>
      <text:p text:style-name="P16">INFO [06-16|11:00:58] Loaded most recent local full block <text:s text:c="5"/>number=1126948 hash=4ae28e…360ad2 td=750432339366550 </text:p>
      <text:p text:style-name="P16">INFO [06-16|11:00:58] Loaded most recent local fast block <text:s text:c="5"/>number=1126948 hash=4ae28e…360ad2 td=750432339366550 </text:p>
      <text:p text:style-name="P16">WARN [06-16|11:00:58] Blockchain not empty, fast sync disabled </text:p>
      <text:p text:style-name="P15"/>
      <text:p text:style-name="P15"><text:s text:c="18"/>Here, <text:span text:style-name="T27">you can note the Loaded most recent local full block as </text:span>latest block number.And also we get one more message regarding fast sync disabled.</text:p>
      <text:p text:style-name="P25"><text:span text:style-name="T15">Try the command <text:s/></text:span><text:span text:style-name="T14">eth.blockNum</text:span><text:span text:style-name="T10">ber </text:span><text:span text:style-name="T15">it will return with latest block number.<text:line-break/><text:line-break/><text:line-break/></text:span><text:span text:style-name="T22">Written by: https://github.com/mariam-crissi</text:span></text:p>
      <text:p text:style-name="P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lwgMono" svg:font-family="TlwgMono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0:21:19.391622988</meta:creation-date>
    <dc:date>2017-06-16T10:07:37.696438010</dc:date>
    <meta:editing-duration>PT2H17M47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3" meta:paragraph-count="35" meta:word-count="419" meta:character-count="3051" meta:non-whitespace-character-count="2436"/>
  </office:meta>
</office:document-meta>
</file>